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7eb83" officeooo:paragraph-rsid="0027eb83"/>
    </style:style>
    <style:style style:name="P3" style:family="paragraph" style:parent-style-name="Text_20_body">
      <style:text-properties officeooo:paragraph-rsid="0027eb83"/>
    </style:style>
    <style:style style:name="P4" style:family="paragraph" style:parent-style-name="Text_20_body" style:list-style-name="L1">
      <style:paragraph-properties fo:margin-left="0in" fo:margin-right="0in" fo:margin-top="0in" fo:margin-bottom="0in" style:contextual-spacing="false" fo:text-indent="0in" style:auto-text-indent="false"/>
    </style:style>
    <style:style style:name="P5" style:family="paragraph" style:parent-style-name="Text_20_body" style:list-style-name="L2">
      <style:paragraph-properties fo:margin-left="0in" fo:margin-right="0in" fo:margin-top="0in" fo:margin-bottom="0in" style:contextual-spacing="false" fo:text-indent="0in" style:auto-text-indent="false"/>
    </style:style>
    <style:style style:name="P6" style:family="paragraph" style:parent-style-name="Text_20_body" style:list-style-name="L3">
      <style:paragraph-properties fo:margin-left="0in" fo:margin-right="0in" fo:margin-top="0in" fo:margin-bottom="0in" style:contextual-spacing="false" fo:text-indent="0in" style:auto-text-indent="false"/>
      <style:text-properties officeooo:paragraph-rsid="0029e4d4"/>
    </style:style>
    <style:style style:name="P7" style:family="paragraph" style:parent-style-name="Text_20_body" style:list-style-name="L70">
      <style:paragraph-properties fo:margin-left="0in" fo:margin-right="0in" fo:margin-top="0in" fo:margin-bottom="0in" style:contextual-spacing="false" fo:text-indent="0in" style:auto-text-indent="false"/>
      <style:text-properties fo:font-weight="bold" officeooo:paragraph-rsid="0029e4d4" style:font-weight-asian="bold" style:font-weight-complex="bold"/>
    </style:style>
    <style:style style:name="P8" style:family="paragraph" style:parent-style-name="Text_20_body" style:list-style-name="L48">
      <style:paragraph-properties fo:margin-left="0in" fo:margin-right="0in" fo:margin-top="0in" fo:margin-bottom="0in" style:contextual-spacing="false" fo:text-indent="0in" style:auto-text-indent="false"/>
      <style:text-properties officeooo:paragraph-rsid="0029e4d4"/>
    </style:style>
    <style:style style:name="P9" style:family="paragraph" style:parent-style-name="Text_20_body" style:list-style-name="L49">
      <style:paragraph-properties fo:margin-left="0in" fo:margin-right="0in" fo:margin-top="0in" fo:margin-bottom="0in" style:contextual-spacing="false" fo:text-indent="0in" style:auto-text-indent="false"/>
      <style:text-properties officeooo:paragraph-rsid="0029e4d4"/>
    </style:style>
    <style:style style:name="P10" style:family="paragraph" style:parent-style-name="Text_20_body" style:list-style-name="L50">
      <style:paragraph-properties fo:margin-left="0in" fo:margin-right="0in" fo:margin-top="0in" fo:margin-bottom="0in" style:contextual-spacing="false" fo:text-indent="0in" style:auto-text-indent="false"/>
      <style:text-properties officeooo:paragraph-rsid="0029e4d4"/>
    </style:style>
    <style:style style:name="P11" style:family="paragraph" style:parent-style-name="Text_20_body" style:list-style-name="L51">
      <style:paragraph-properties fo:margin-left="0in" fo:margin-right="0in" fo:margin-top="0in" fo:margin-bottom="0in" style:contextual-spacing="false" fo:text-indent="0in" style:auto-text-indent="false"/>
      <style:text-properties officeooo:paragraph-rsid="0029e4d4"/>
    </style:style>
    <style:style style:name="P12" style:family="paragraph" style:parent-style-name="Text_20_body" style:list-style-name="L52">
      <style:paragraph-properties fo:margin-left="0in" fo:margin-right="0in" fo:margin-top="0in" fo:margin-bottom="0in" style:contextual-spacing="false" fo:text-indent="0in" style:auto-text-indent="false"/>
      <style:text-properties officeooo:paragraph-rsid="0029e4d4"/>
    </style:style>
    <style:style style:name="P13" style:family="paragraph" style:parent-style-name="Text_20_body" style:list-style-name="L53">
      <style:paragraph-properties fo:margin-left="0in" fo:margin-right="0in" fo:margin-top="0in" fo:margin-bottom="0in" style:contextual-spacing="false" fo:text-indent="0in" style:auto-text-indent="false"/>
      <style:text-properties officeooo:paragraph-rsid="0029e4d4"/>
    </style:style>
    <style:style style:name="P14" style:family="paragraph" style:parent-style-name="Text_20_body" style:list-style-name="L54">
      <style:paragraph-properties fo:margin-left="0in" fo:margin-right="0in" fo:margin-top="0in" fo:margin-bottom="0in" style:contextual-spacing="false" fo:text-indent="0in" style:auto-text-indent="false"/>
      <style:text-properties officeooo:paragraph-rsid="0029e4d4"/>
    </style:style>
    <style:style style:name="P15" style:family="paragraph" style:parent-style-name="Text_20_body" style:list-style-name="L55">
      <style:paragraph-properties fo:margin-left="0in" fo:margin-right="0in" fo:margin-top="0in" fo:margin-bottom="0in" style:contextual-spacing="false" fo:text-indent="0in" style:auto-text-indent="false"/>
      <style:text-properties officeooo:paragraph-rsid="0029e4d4"/>
    </style:style>
    <style:style style:name="P16" style:family="paragraph" style:parent-style-name="Text_20_body" style:list-style-name="L56">
      <style:paragraph-properties fo:margin-left="0in" fo:margin-right="0in" fo:margin-top="0in" fo:margin-bottom="0in" style:contextual-spacing="false" fo:text-indent="0in" style:auto-text-indent="false"/>
      <style:text-properties officeooo:paragraph-rsid="0029e4d4"/>
    </style:style>
    <style:style style:name="P17" style:family="paragraph" style:parent-style-name="Text_20_body" style:list-style-name="L57">
      <style:paragraph-properties fo:margin-left="0in" fo:margin-right="0in" fo:margin-top="0in" fo:margin-bottom="0in" style:contextual-spacing="false" fo:text-indent="0in" style:auto-text-indent="false"/>
      <style:text-properties officeooo:paragraph-rsid="0029e4d4"/>
    </style:style>
    <style:style style:name="P18" style:family="paragraph" style:parent-style-name="Text_20_body" style:list-style-name="L58">
      <style:paragraph-properties fo:margin-left="0in" fo:margin-right="0in" fo:margin-top="0in" fo:margin-bottom="0in" style:contextual-spacing="false" fo:text-indent="0in" style:auto-text-indent="false"/>
      <style:text-properties officeooo:paragraph-rsid="0029e4d4"/>
    </style:style>
    <style:style style:name="P19" style:family="paragraph" style:parent-style-name="Text_20_body" style:list-style-name="L59">
      <style:paragraph-properties fo:margin-left="0in" fo:margin-right="0in" fo:margin-top="0in" fo:margin-bottom="0in" style:contextual-spacing="false" fo:text-indent="0in" style:auto-text-indent="false"/>
      <style:text-properties officeooo:paragraph-rsid="0029e4d4"/>
    </style:style>
    <style:style style:name="P20" style:family="paragraph" style:parent-style-name="Text_20_body" style:list-style-name="L60">
      <style:paragraph-properties fo:margin-left="0in" fo:margin-right="0in" fo:margin-top="0in" fo:margin-bottom="0in" style:contextual-spacing="false" fo:text-indent="0in" style:auto-text-indent="false"/>
      <style:text-properties officeooo:paragraph-rsid="0029e4d4"/>
    </style:style>
    <style:style style:name="P21" style:family="paragraph" style:parent-style-name="Text_20_body" style:list-style-name="L61">
      <style:paragraph-properties fo:margin-left="0in" fo:margin-right="0in" fo:margin-top="0in" fo:margin-bottom="0in" style:contextual-spacing="false" fo:text-indent="0in" style:auto-text-indent="false"/>
      <style:text-properties officeooo:paragraph-rsid="0029e4d4"/>
    </style:style>
    <style:style style:name="P22" style:family="paragraph" style:parent-style-name="Text_20_body" style:list-style-name="L62">
      <style:paragraph-properties fo:margin-left="0in" fo:margin-right="0in" fo:margin-top="0in" fo:margin-bottom="0in" style:contextual-spacing="false" fo:text-indent="0in" style:auto-text-indent="false"/>
      <style:text-properties officeooo:paragraph-rsid="0029e4d4"/>
    </style:style>
    <style:style style:name="P23" style:family="paragraph" style:parent-style-name="Text_20_body" style:list-style-name="L63">
      <style:paragraph-properties fo:margin-left="0in" fo:margin-right="0in" fo:margin-top="0in" fo:margin-bottom="0in" style:contextual-spacing="false" fo:text-indent="0in" style:auto-text-indent="false"/>
      <style:text-properties officeooo:paragraph-rsid="0029e4d4"/>
    </style:style>
    <style:style style:name="P24" style:family="paragraph" style:parent-style-name="Text_20_body" style:list-style-name="L64">
      <style:paragraph-properties fo:margin-left="0in" fo:margin-right="0in" fo:margin-top="0in" fo:margin-bottom="0in" style:contextual-spacing="false" fo:text-indent="0in" style:auto-text-indent="false"/>
      <style:text-properties officeooo:paragraph-rsid="0029e4d4"/>
    </style:style>
    <style:style style:name="P25" style:family="paragraph" style:parent-style-name="Text_20_body" style:list-style-name="L65">
      <style:paragraph-properties fo:margin-left="0in" fo:margin-right="0in" fo:margin-top="0in" fo:margin-bottom="0in" style:contextual-spacing="false" fo:text-indent="0in" style:auto-text-indent="false"/>
      <style:text-properties officeooo:paragraph-rsid="0029e4d4"/>
    </style:style>
    <style:style style:name="P26" style:family="paragraph" style:parent-style-name="Text_20_body" style:list-style-name="L66">
      <style:paragraph-properties fo:margin-left="0in" fo:margin-right="0in" fo:margin-top="0in" fo:margin-bottom="0in" style:contextual-spacing="false" fo:text-indent="0in" style:auto-text-indent="false"/>
      <style:text-properties officeooo:paragraph-rsid="0029e4d4"/>
    </style:style>
    <style:style style:name="P27" style:family="paragraph" style:parent-style-name="Text_20_body" style:list-style-name="L67">
      <style:paragraph-properties fo:margin-left="0in" fo:margin-right="0in" fo:margin-top="0in" fo:margin-bottom="0in" style:contextual-spacing="false" fo:text-indent="0in" style:auto-text-indent="false"/>
      <style:text-properties officeooo:paragraph-rsid="0029e4d4"/>
    </style:style>
    <style:style style:name="P28" style:family="paragraph" style:parent-style-name="Text_20_body" style:list-style-name="L68">
      <style:paragraph-properties fo:margin-left="0in" fo:margin-right="0in" fo:margin-top="0in" fo:margin-bottom="0in" style:contextual-spacing="false" fo:text-indent="0in" style:auto-text-indent="false"/>
      <style:text-properties officeooo:paragraph-rsid="0029e4d4"/>
    </style:style>
    <style:style style:name="P29" style:family="paragraph" style:parent-style-name="Text_20_body" style:list-style-name="L69">
      <style:paragraph-properties fo:margin-left="0in" fo:margin-right="0in" fo:margin-top="0in" fo:margin-bottom="0in" style:contextual-spacing="false" fo:text-indent="0in" style:auto-text-indent="false"/>
      <style:text-properties officeooo:paragraph-rsid="0029e4d4"/>
    </style:style>
    <style:style style:name="P30" style:family="paragraph" style:parent-style-name="Text_20_body" style:list-style-name="L71">
      <style:paragraph-properties fo:margin-left="0in" fo:margin-right="0in" fo:margin-top="0in" fo:margin-bottom="0in" style:contextual-spacing="false" fo:text-indent="0in" style:auto-text-indent="false"/>
      <style:text-properties officeooo:paragraph-rsid="0029e4d4"/>
    </style:style>
    <style:style style:name="P31" style:family="paragraph" style:parent-style-name="Text_20_body" style:list-style-name="L72">
      <style:paragraph-properties fo:margin-left="0in" fo:margin-right="0in" fo:margin-top="0in" fo:margin-bottom="0in" style:contextual-spacing="false" fo:text-indent="0in" style:auto-text-indent="false"/>
      <style:text-properties officeooo:paragraph-rsid="0029e4d4"/>
    </style:style>
    <style:style style:name="P32" style:family="paragraph" style:parent-style-name="Text_20_body" style:list-style-name="L73">
      <style:paragraph-properties fo:margin-left="0in" fo:margin-right="0in" fo:margin-top="0in" fo:margin-bottom="0in" style:contextual-spacing="false" fo:text-indent="0in" style:auto-text-indent="false"/>
      <style:text-properties officeooo:paragraph-rsid="0029e4d4"/>
    </style:style>
    <style:style style:name="P33" style:family="paragraph" style:parent-style-name="Text_20_body" style:list-style-name="L74">
      <style:paragraph-properties fo:margin-left="0in" fo:margin-right="0in" fo:margin-top="0in" fo:margin-bottom="0in" style:contextual-spacing="false" fo:text-indent="0in" style:auto-text-indent="false"/>
      <style:text-properties officeooo:paragraph-rsid="0029e4d4"/>
    </style:style>
    <style:style style:name="P34" style:family="paragraph" style:parent-style-name="Text_20_body" style:list-style-name="L75">
      <style:paragraph-properties fo:margin-left="0in" fo:margin-right="0in" fo:margin-top="0in" fo:margin-bottom="0in" style:contextual-spacing="false" fo:text-indent="0in" style:auto-text-indent="false"/>
      <style:text-properties officeooo:paragraph-rsid="0029e4d4"/>
    </style:style>
    <style:style style:name="P35" style:family="paragraph" style:parent-style-name="Text_20_body" style:list-style-name="L76">
      <style:paragraph-properties fo:margin-left="0in" fo:margin-right="0in" fo:margin-top="0in" fo:margin-bottom="0in" style:contextual-spacing="false" fo:text-indent="0in" style:auto-text-indent="false"/>
      <style:text-properties officeooo:paragraph-rsid="0029e4d4"/>
    </style:style>
    <style:style style:name="P36" style:family="paragraph" style:parent-style-name="Text_20_body" style:list-style-name="L77">
      <style:paragraph-properties fo:margin-left="0in" fo:margin-right="0in" fo:margin-top="0in" fo:margin-bottom="0in" style:contextual-spacing="false" fo:text-indent="0in" style:auto-text-indent="false"/>
      <style:text-properties officeooo:paragraph-rsid="0029e4d4"/>
    </style:style>
    <style:style style:name="P37" style:family="paragraph" style:parent-style-name="Text_20_body" style:list-style-name="L78">
      <style:paragraph-properties fo:margin-left="0in" fo:margin-right="0in" fo:margin-top="0in" fo:margin-bottom="0in" style:contextual-spacing="false" fo:text-indent="0in" style:auto-text-indent="false"/>
      <style:text-properties officeooo:paragraph-rsid="0029e4d4"/>
    </style:style>
    <style:style style:name="P38" style:family="paragraph" style:parent-style-name="Text_20_body" style:list-style-name="L79">
      <style:paragraph-properties fo:margin-left="0in" fo:margin-right="0in" fo:margin-top="0in" fo:margin-bottom="0in" style:contextual-spacing="false" fo:text-indent="0in" style:auto-text-indent="false"/>
      <style:text-properties officeooo:paragraph-rsid="0029e4d4"/>
    </style:style>
    <style:style style:name="P39" style:family="paragraph" style:parent-style-name="Text_20_body" style:list-style-name="L80">
      <style:paragraph-properties fo:margin-left="0in" fo:margin-right="0in" fo:margin-top="0in" fo:margin-bottom="0in" style:contextual-spacing="false" fo:text-indent="0in" style:auto-text-indent="false"/>
      <style:text-properties officeooo:paragraph-rsid="0029e4d4"/>
    </style:style>
    <style:style style:name="P40" style:family="paragraph" style:parent-style-name="Text_20_body" style:list-style-name="L81">
      <style:paragraph-properties fo:margin-left="0in" fo:margin-right="0in" fo:margin-top="0in" fo:margin-bottom="0in" style:contextual-spacing="false" fo:text-indent="0in" style:auto-text-indent="false"/>
      <style:text-properties officeooo:paragraph-rsid="0029e4d4"/>
    </style:style>
    <style:style style:name="P41" style:family="paragraph" style:parent-style-name="Text_20_body" style:list-style-name="L82">
      <style:paragraph-properties fo:margin-left="0in" fo:margin-right="0in" fo:margin-top="0in" fo:margin-bottom="0in" style:contextual-spacing="false" fo:text-indent="0in" style:auto-text-indent="false"/>
      <style:text-properties officeooo:paragraph-rsid="0029e4d4"/>
    </style:style>
    <style:style style:name="P42" style:family="paragraph" style:parent-style-name="Text_20_body" style:list-style-name="L83">
      <style:paragraph-properties fo:margin-left="0in" fo:margin-right="0in" fo:margin-top="0in" fo:margin-bottom="0in" style:contextual-spacing="false" fo:text-indent="0in" style:auto-text-indent="false"/>
      <style:text-properties officeooo:paragraph-rsid="0029e4d4"/>
    </style:style>
    <style:style style:name="P43" style:family="paragraph" style:parent-style-name="Text_20_body" style:list-style-name="L84">
      <style:paragraph-properties fo:margin-left="0in" fo:margin-right="0in" fo:margin-top="0in" fo:margin-bottom="0in" style:contextual-spacing="false" fo:text-indent="0in" style:auto-text-indent="false"/>
      <style:text-properties officeooo:paragraph-rsid="0029e4d4"/>
    </style:style>
    <style:style style:name="P44" style:family="paragraph" style:parent-style-name="Text_20_body" style:list-style-name="L85">
      <style:paragraph-properties fo:margin-left="0in" fo:margin-right="0in" fo:margin-top="0in" fo:margin-bottom="0in" style:contextual-spacing="false" fo:text-indent="0in" style:auto-text-indent="false"/>
      <style:text-properties officeooo:paragraph-rsid="0029e4d4"/>
    </style:style>
    <style:style style:name="P45" style:family="paragraph" style:parent-style-name="Text_20_body" style:list-style-name="L86">
      <style:paragraph-properties fo:margin-left="0in" fo:margin-right="0in" fo:margin-top="0in" fo:margin-bottom="0in" style:contextual-spacing="false" fo:text-indent="0in" style:auto-text-indent="false"/>
      <style:text-properties officeooo:paragraph-rsid="0029e4d4"/>
    </style:style>
    <style:style style:name="P46" style:family="paragraph" style:parent-style-name="Text_20_body" style:list-style-name="L87">
      <style:paragraph-properties fo:margin-left="0in" fo:margin-right="0in" fo:margin-top="0in" fo:margin-bottom="0in" style:contextual-spacing="false" fo:text-indent="0in" style:auto-text-indent="false"/>
      <style:text-properties officeooo:paragraph-rsid="0029e4d4"/>
    </style:style>
    <style:style style:name="P47" style:family="paragraph" style:parent-style-name="Text_20_body" style:list-style-name="L88">
      <style:paragraph-properties fo:margin-left="0in" fo:margin-right="0in" fo:margin-top="0in" fo:margin-bottom="0in" style:contextual-spacing="false" fo:text-indent="0in" style:auto-text-indent="false"/>
      <style:text-properties officeooo:paragraph-rsid="0029e4d4"/>
    </style:style>
    <style:style style:name="P48" style:family="paragraph" style:parent-style-name="Text_20_body" style:list-style-name="L89">
      <style:paragraph-properties fo:margin-left="0in" fo:margin-right="0in" fo:margin-top="0in" fo:margin-bottom="0in" style:contextual-spacing="false" fo:text-indent="0in" style:auto-text-indent="false"/>
      <style:text-properties officeooo:paragraph-rsid="0029e4d4"/>
    </style:style>
    <style:style style:name="P49" style:family="paragraph" style:parent-style-name="Text_20_body" style:list-style-name="L90">
      <style:paragraph-properties fo:margin-left="0in" fo:margin-right="0in" fo:margin-top="0in" fo:margin-bottom="0in" style:contextual-spacing="false" fo:text-indent="0in" style:auto-text-indent="false"/>
      <style:text-properties officeooo:paragraph-rsid="0029e4d4"/>
    </style:style>
    <style:style style:name="P50" style:family="paragraph" style:parent-style-name="Text_20_body" style:list-style-name="L91">
      <style:paragraph-properties fo:margin-left="0in" fo:margin-right="0in" fo:margin-top="0in" fo:margin-bottom="0in" style:contextual-spacing="false" fo:text-indent="0in" style:auto-text-indent="false"/>
      <style:text-properties officeooo:paragraph-rsid="0029e4d4"/>
    </style:style>
    <style:style style:name="P51" style:family="paragraph" style:parent-style-name="Text_20_body">
      <style:paragraph-properties fo:margin-left="0in" fo:margin-right="0in" fo:margin-top="0in" fo:margin-bottom="0in" style:contextual-spacing="false" fo:text-indent="0in" style:auto-text-indent="false"/>
      <style:text-properties officeooo:paragraph-rsid="0029e4d4"/>
    </style:style>
    <style:style style:name="P52" style:family="paragraph" style:parent-style-name="Text_20_body">
      <style:paragraph-properties fo:margin-top="0.0598in" fo:margin-bottom="0in" style:contextual-spacing="false" fo:line-height="0.1598in"/>
      <style:text-properties officeooo:rsid="0027eb83" officeooo:paragraph-rsid="0027eb83"/>
    </style:style>
    <style:style style:name="P53" style:family="paragraph" style:parent-style-name="Text_20_body" style:master-page-name="">
      <style:paragraph-properties fo:margin-top="0.0598in" fo:margin-bottom="0in" style:contextual-spacing="false" fo:line-height="0.1598in" style:page-number="auto"/>
      <style:text-properties officeooo:rsid="0027eb83" officeooo:paragraph-rsid="0027eb83"/>
    </style:style>
    <style:style style:name="P54" style:family="paragraph" style:parent-style-name="Heading_20_1">
      <style:paragraph-properties fo:text-align="center" style:justify-single-word="false"/>
    </style:style>
    <style:style style:name="P55" style:family="paragraph" style:parent-style-name="Heading_20_3">
      <style:text-properties fo:font-style="italic" officeooo:paragraph-rsid="0029e4d4" style:font-style-asian="italic" style:font-style-complex="italic"/>
    </style:style>
    <style:style style:name="P56" style:family="paragraph" style:parent-style-name="Heading_20_3">
      <style:text-properties officeooo:paragraph-rsid="0029e4d4"/>
    </style:style>
    <style:style style:name="P57" style:family="paragraph" style:parent-style-name="First_20_paragraph">
      <style:text-properties officeooo:paragraph-rsid="0029e4d4"/>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28b2b9"/>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COM 201 Ethics in Communication</text:h>
      <text:p text:style-name="P53">SJU, Spring 2014<text:tab/><text:tab/><text:tab/><text:tab/><text:tab/><text:tab/> <text:s text:c="8"/>www.outsidethetext.com/classes</text:p>
      <text:p text:style-name="P52">David Parry<text:tab/><text:tab/><text:tab/><text:tab/><text:tab/><text:tab/><text:tab/> <text:s text:c="15"/>Office Number: Merion 173</text:p>
      <text:p text:style-name="P52"><text:a xlink:type="simple" xlink:href="mailto:dparry@sju.edu">dparry@sju.edu</text:a><text:tab/><text:tab/><text:tab/><text:tab/><text:tab/><text:tab/> <text:s text:c="15"/>Office Hours: TR 2:00-3:00</text:p>
      <text:p text:style-name="P52">Merion Hall 150<text:tab/><text:tab/><text:tab/><text:tab/><text:tab/><text:tab/> <text:s text:c="30"/>&amp; by appointment</text:p>
      <text:p text:style-name="P3"/>
      <text:h text:style-name="Heading_20_3" text:outline-level="3">Course Description</text:h>
      <text:p text:style-name="First_20_paragraph">In 2006 Time named “You” as the person of the year. What at the time seemed like a clever ploy to sell extra magazines now appears to have accurately captured the zeitgeist, the sense that “you”—or “we”—now control the media. During the initial rapid growth of the internet, the dot com bubble of the 1990s, much ink was spilled and many pixels flickered to debate the cultural impact of the digital network, and for a short time after the bubble burst, those who saw the internet as a passing fad seemed to have their day. But what is now clear after the rise of the widely used internet changes things—and by "things," I mean culture and society as a whole. The way we share, create, and disseminate knowledge has fundamentally changed. What the particular contours of this change are have yet to fully take shape. The focus of this class is in understanding this change, particularly the way that media has changed and is changing. Accordingly, this class will serve as an introduction for Communication Majors and Minors to the complicated cultural and social issues raised by the digital communication network, serving as a foundation for later coursework.</text:p>
      <text:p text:style-name="Text_20_body"/>
      <text:h text:style-name="Heading_20_3" text:outline-level="3">Required Texts</text:h>
      <text:p text:style-name="First_20_paragraph">There are three required texts for this class:</text:p>
      <text:list xml:id="list1897824880630413861" text:style-name="L1">
        <text:list-item>
          <text:p text:style-name="P4"><text:span text:style-name="T1">Culture and Technology: A Primer.</text:span> Jennifer Daryl Slack &amp; J MacGregor Wise. ISBN 0820450073</text:p>
        </text:list-item>
        <text:list-item>
          <text:p text:style-name="P4"><text:span text:style-name="T1">The Social Media Reader.</text:span> ed. Michael Mandiberg. ISBN 0814764053</text:p>
        </text:list-item>
        <text:list-item>
          <text:p text:style-name="P4"><text:span text:style-name="T1">Amusing Ourselves to Death</text:span> Neil Postman. ISBN 014303653X</text:p>
        </text:list-item>
      </text:list>
      <text:p text:style-name="First_20_paragraph">In addition there will be readings online and several films you will need to watch throughout the course of the semester.</text:p>
      <text:p text:style-name="Text_20_body"/>
      <text:h text:style-name="Heading_20_3" text:outline-level="3">Course Expectations</text:h>
      <text:p text:style-name="First_20_paragraph">First, let me say a bit about this class. This class will reflect one of the fundamental principles underlying the strength of the internet: None of us are smarter than all of us. Or, if you prefer a slightly different take: <text:span text:style-name="T1">Knowledge is a communal process even if we have been taught to treat it as an individual product.</text:span></text:p>
      <text:p text:style-name="Text_20_body">This means that in the class you will do a lot more than memorize information gleaned from a range of sources I throw at you; instead we are going to use the class time to discuss, learn, and create as a group. This class is about co-llaboration, co-exploration, and co-learning. While I <text:soft-page-break/>certainly see my role as someone who is knowledgeable in digital media, I am by no means the final voice. I will try to be provocative, trace points of connection, provide historical background, and serve as a resource, but in this class I view my role as facilitator of your learning, not as lecturer. Indeed, I expect, I hope, that this class will be far more a learning community than a twice-a-week pursuit of credit hours. By taking this class, you are agreeing to participate in this community, <text:span text:style-name="T1">to become active learners rather than passive subjects.</text:span></text:p>
      <text:p text:style-name="Text_20_body">Many parts of this class are experiments in which I am going to ask you to participate (and in which I will participate with you). This means that at times things will succeed and at times they will fail, but that is just the point: failure can often teach us more than success. Over the course of the semester we will use a variety of online tools (some you are probably familiar with, others not so much). My hope is that through critical examination and experimental inquiry we will come to understand the strengths and limits of these mediums.</text:p>
      <text:h text:style-name="Heading_20_3" text:outline-level="3">Class Goals</text:h>
      <text:p text:style-name="First_20_paragraph">Given all the above, you might ask yourself: “What’s in it for me?” A fair question, since I am going to ask a great deal of you, not just because of the workload, but because I am requiring you to participate in a demanding style of learning. Let me begin by answering the question this way. . . I think we are approaching a critical cultural juncture, where literacy itself is changing. There will develop, perhaps already has developed, a significant divide between those who know how to use these emerging media, and those who uncritically consume them. My goal for the class is to help you move into that first category: to become active, critical producers in this new media landscape.</text:p>
      <text:p text:style-name="Text_20_body">Concretely this means:</text:p>
      <text:list xml:id="list4951636769236721026" text:style-name="L2">
        <text:list-item>
          <text:p text:style-name="P5">Understand the complex role media plays in culture and society.</text:p>
        </text:list-item>
        <text:list-item>
          <text:p text:style-name="P5">Begin to analyze the significant changes that comes with the development of the digital network in its various forms.</text:p>
        </text:list-item>
        <text:list-item>
          <text:p text:style-name="P5">Critique and analyze the ethical and cultural issues that these changes require us to think about.</text:p>
        </text:list-item>
        <text:list-item>
          <text:p text:style-name="P5"/>
        </text:list-item>
      </text:list>
      <text:h text:style-name="Heading_20_3" text:outline-level="3">Class Requirements</text:h>
      <text:p text:style-name="First_20_paragraph">Given this class’s focus on collaborative learning, it might seem somewhat awkward to evaluate people with individual grades. Nevertheless, you will receive a grade for the course. Some of the grade will be based on work you individually produce, while some of it will be an evaluation of collaborative effort.</text:p>
      <text:p text:style-name="Text_20_body"><text:span text:style-name="T2">Class Knowledgebase (20%)</text:span>: To reflect the collaborative nature of this class a significant portion of the class will be spent working on a group wiki that will serve as a collective resource for the class. Throughout the course we will be focusing on a range of issues (technodeterminism, privacy, identity, copyright, etc.) and will develop a wiki that attempts to explain, summarize, and engage these issues. Each student will be required to contribute to the note taking process, the synthesis process, and the editing and polishing process. (Expect to spend 1-2 hours each week on this.)</text:p>
      <text:p text:style-name="Text_20_body"><text:span text:style-name="T2">Midterm (20%)</text:span>: An in class exam that draws upon the knowledgebase and the themes covered <text:soft-page-break/>in the first half of the semester will be given on March 6th.</text:p>
      <text:p text:style-name="Text_20_body"><text:span text:style-name="T2">Final (20%)</text:span>: A final covering the material from the entire course and drawing will be given during exam week.</text:p>
      <text:p text:style-name="Text_20_body"><text:span text:style-name="T2">Digital Media Projects (20%)</text:span>: Beside the class wiki we will be using other digital media tools, experimenting and testing out various uses.</text:p>
      <text:p text:style-name="Text_20_body"><text:span text:style-name="T2">Class Preparation &amp; Reading Notes (20%)</text:span>: While I don’t include participation as an assessment category, your performance in preparing for class and in completing informal classroom projects will be evaluated. For example, you will—through Evernote (or a similar service)—share with me your reading notes and class prep materials. I will check these, and the thoroughness of your preparation will contribute to this grade category. I also use these as a way to orient class discussions around your questions and engagement with the days reading. During the first week of class we will discuss the specifics of this evaluation method. (Expect to spend 3-4 hours a week on class readings, and another half hour to an hour making and submitting notes.)</text:p>
      <text:h text:style-name="Heading_20_3" text:outline-level="3">Attendance, Attention, &amp; Participation</text:h>
      <text:p text:style-name="First_20_paragraph">As this course is highly interactive and practice/discussion-driven, your success is absolutely tethered to your presence and participation. The course will move quickly, and each successive meeting will build upon the concepts of the previous. Missing a class puts you at a serious disadvantage in terms of the larger semester &amp; ultimately in engaging the material.</text:p>
      <text:p text:style-name="Text_20_body">Please come to class on time, prepared, having completed the assigned reading and writing, and ready to contribute to class discussions, to listen seriously and respectfully to the thoughts of others, and to participate in all in-class activities. Lateness is also unacceptable; if you arrive late to class or leave early, you can be marked as absent. Only three absences are permitted, and these should be used for illness or emergencies (i.e. this does not mean three absences plus absences for illness etc.). Each absence after your third will result in a .25 deduction from your final grade—making, for example, a 3.25 a 3.0. After the sixth absence, you will fail the class (a grade of FA). Your primary responsibility is to be in class and fully present.</text:p>
      <text:p text:style-name="Text_20_body">Beyond mere presence, however, a successful course requires student participation. Students are expected to come to class on time, prepared, having completed the assigned reading and writing, and ready to contribute to class discussions, to listen seriously and respectfully to the thoughts of others, and to participate in all in-class activities. I strongly urge you to attend every class, as most of the work done in class is necessary for successful completion of the course.</text:p>
      <text:h text:style-name="Heading_20_3" text:outline-level="3">Course Website</text:h>
      <text:p text:style-name="First_20_paragraph">The course website for this class can be found at <text:a xlink:type="simple" xlink:href="http://outsidethetext.com/classes"><text:span text:style-name="Definition">www.outsidethetext.com/classes</text:span></text:a>. You should get in the habit of checking this regularly as I will post suggestions and thoughts about the readings here, as well as links to other things that might interest the class. The syllabus can be found here as well, and any changes to the syllabus will be posted here. Please note: The syllabus might change throughout the course of the semester, indeed it probably will as we adjust to meet the needs of the class, so please develop a habit of checking the class website. If you forget the web address you can always find it from <text:a xlink:type="simple" xlink:href="http://outsidethetext.com/"><text:span text:style-name="Definition">www.outsidethetext.com</text:span></text:a> a much easier url to <text:soft-page-break/>remember.</text:p>
      <text:h text:style-name="Heading_20_3" text:outline-level="3">A Note on Technology</text:h>
      <text:p text:style-name="First_20_paragraph">Because at its core this class is about how technology changes our culture, we will necessarily engage with a range of computer tools and web based applications. You do not need any prior skill, however; you merely need a willingness to engage and learn. A majority of the tools we will be using in class are web-based, thus you will not need any special software.</text:p>
      <text:p text:style-name="Text_20_body">One further note about technology. As much as technology makes life easier, at times it can also be difficult (computer crashes, deleted work, slow internet connection, etc.) Plan accordingly: "the computer ate my homework" or "the internet was down" are not reasons to forgo doing the assigned work. It is in your best interest to leave extra time, especially at first to ensure that technology does not get in the way of your work.</text:p>
      <text:h text:style-name="Heading_20_3" text:outline-level="3">Digital Etiquette</text:h>
      <text:p text:style-name="First_20_paragraph">Many of the assignments throughout the semester will require participation in online spaces. Students should work to preserve the same atmosphere of respect and consideration that occurs in the classroom. Disagreements may arise and consensus is not always possible (indeed disagreements are productive). However, name calling, harassing, flaming, trolling etc. is antithetical to the goals of this course.</text:p>
      <text:h text:style-name="Heading_20_3" text:outline-level="3">How to Reach me</text:h>
      <text:p text:style-name="First_20_paragraph">The best way to reach me is by email <text:a xlink:type="simple" xlink:href="mailto:dparry@sju.edu"><text:span text:style-name="Definition">dparry@sju.edu</text:span></text:a> or you can find me online at <text:a xlink:type="simple" xlink:href="http://outsidethetext.com/"><text:span text:style-name="Definition">www.outsidethetext.com</text:span></text:a>. I check email frequently throughout the day. If you email me and do not receive a response within 48 hours please feel free to email me again (I might not have received your first one) and give me a reminder. I promise not to consider this harassing. Don't call my office phone, though; voice mail is annoying and I tend to check it far less frequently than email.</text:p>
      <text:p text:style-name="Text_20_body">My office hours are TR 2:00-3:00. My office is Merion Hall 173.</text:p>
      <text:h text:style-name="Heading_20_3" text:outline-level="3">University Policies</text:h>
      <text:p text:style-name="First_20_paragraph"><text:span text:style-name="T2">Academic Honesty</text:span>: Please familiarize yourself with the <text:a xlink:type="simple" xlink:href="http://hawkcentral.sju.edu/ics/support/kbanswer.asp?deptID=16171&amp;task=knowledge&amp;questionID=95"><text:span text:style-name="Definition">University's Academic Honesty Policy</text:span></text:a>.</text:p>
      <text:p text:style-name="Text_20_body"><text:span text:style-name="T2">Disability Support</text:span>: In accordance with state and federal laws, the University will make reasonable accommodations for students with documented disabilities. For those who have or think that you may have a disability requiring an accommodation (learning, physical, psychological) should contact Services for Students with Disabilities, Room G10, Bellarmine, 610-660-1774 (voice) or 610-660-1620 (TTY) as early as possible in the semester for additional information and so that an accommodation, if appropriate, can be made in a timely manner. You will be required to provide current (within 3 years) documentation of the disability.</text:p>
      <text:p text:style-name="Text_20_body">For a more detailed explanation of the University’s accommodation process, as well as the programs and services offered to students with disabilities, please see the <text:a xlink:type="simple" xlink:href="../output.odt/www.sju.edu/studentlife/studentresources/sess/ssd"><text:span text:style-name="Definition">Student Resources Page</text:span></text:a>. If you have any difficulty accessing the information on-line, please contact Services for Students with Disabilities at the telephone numbers above.</text:p>
      <text:h text:style-name="Heading_20_3" text:outline-level="3"><text:soft-page-break/>A Final Note</text:h>
      <text:p text:style-name="First_20_paragraph">Should any aspect of class confuse/concern/trouble you, or if you have questions about any of this, please see me.</text:p>
      <text:p text:style-name="Text_20_body"/>
      <text:h text:style-name="P56" text:outline-level="3">Schedule of Readings</text:h>
      <text:h text:style-name="P56" text:outline-level="3">Week One</text:h>
      <text:list xml:id="list4118231976035901564" text:style-name="L3">
        <text:list-item>
          <text:p text:style-name="P6">January 16th</text:p>
        </text:list-item>
      </text:list>
      <text:list xml:id="list4169949331907657869" text:style-name="L48">
        <text:list-item>
          <text:list>
            <text:list-item>
              <text:p text:style-name="P8">Introduction to the Class</text:p>
            </text:list-item>
          </text:list>
        </text:list-item>
      </text:list>
      <text:h text:style-name="P56" text:outline-level="3">Week Two</text:h>
      <text:list xml:id="list5213475767184015806" text:style-name="L49">
        <text:list-item>
          <text:p text:style-name="P9">January 21</text:p>
        </text:list-item>
      </text:list>
      <text:list xml:id="list1891163096484226062" text:style-name="L50">
        <text:list-item>
          <text:list>
            <text:list-item>
              <text:p text:style-name="P10">Marshall McLuhan, "The Medium is the Message"</text:p>
            </text:list-item>
            <text:list-item>
              <text:p text:style-name="P10"><text:span text:style-name="T1">Blown to Bits</text:span> <text:a xlink:type="simple" xlink:href="http://www.bitsbook.com/wp-content/uploads/2008/12/chapter1.pdf"><text:span text:style-name="Definition">Chapter 1</text:span></text:a></text:p>
            </text:list-item>
          </text:list>
        </text:list-item>
      </text:list>
      <text:list xml:id="list181709022971340" text:continue-list="list5213475767184015806" text:style-name="L49">
        <text:list-item>
          <text:p text:style-name="P9">January 23</text:p>
        </text:list-item>
      </text:list>
      <text:list xml:id="list3451829092046560189" text:style-name="L51">
        <text:list-item>
          <text:list>
            <text:list-item>
              <text:p text:style-name="P11"><text:span text:style-name="T1">Culture and Technology</text:span> Chapters 3,4,8 &amp; 9</text:p>
            </text:list-item>
          </text:list>
        </text:list-item>
      </text:list>
      <text:h text:style-name="P56" text:outline-level="3">Week Three</text:h>
      <text:list xml:id="list7616053777426018989" text:style-name="L52">
        <text:list-item>
          <text:p text:style-name="P12">January 28</text:p>
        </text:list-item>
      </text:list>
      <text:list xml:id="list662856309199190970" text:style-name="L53">
        <text:list-item>
          <text:list>
            <text:list-item>
              <text:p text:style-name="P13"><text:span text:style-name="T1">Culture and Technology</text:span> Chapters 10-12</text:p>
            </text:list-item>
          </text:list>
        </text:list-item>
      </text:list>
      <text:list xml:id="list181708615361080" text:continue-list="list7616053777426018989" text:style-name="L52">
        <text:list-item>
          <text:p text:style-name="P12">January 30</text:p>
        </text:list-item>
      </text:list>
      <text:list xml:id="list2357751077230999528" text:style-name="L54">
        <text:list-item>
          <text:list>
            <text:list-item>
              <text:p text:style-name="P14">Hyde, et al. "What is Collaboration Anyway." <text:span text:style-name="T1">The Social Media Reader</text:span></text:p>
            </text:list-item>
            <text:list-item>
              <text:p text:style-name="P14">Jaron Lanier, <text:a xlink:type="simple" xlink:href="http://www.edge.org/conversation/digital-maoism-the-hazards-of-the-new-online-collectivism"><text:span text:style-name="Definition">"Digital Maoism: The Hazards of New Online Collectivism."</text:span></text:a></text:p>
            </text:list-item>
          </text:list>
        </text:list-item>
      </text:list>
      <text:h text:style-name="P56" text:outline-level="3">Week Four</text:h>
      <text:list xml:id="list7299106887417074157" text:style-name="L55">
        <text:list-item>
          <text:p text:style-name="P15">February 4</text:p>
        </text:list-item>
      </text:list>
      <text:list xml:id="list4358206444523084369" text:style-name="L56">
        <text:list-item>
          <text:list>
            <text:list-item>
              <text:p text:style-name="P16">Neil Postman, <text:span text:style-name="T1">Amusing Ourselves to Death</text:span></text:p>
            </text:list-item>
          </text:list>
        </text:list-item>
      </text:list>
      <text:list xml:id="list181707864658949" text:continue-list="list7299106887417074157" text:style-name="L55">
        <text:list-item>
          <text:p text:style-name="P15">February 6</text:p>
        </text:list-item>
      </text:list>
      <text:list xml:id="list4858752555864315883" text:style-name="L57">
        <text:list-item>
          <text:list>
            <text:list-item>
              <text:p text:style-name="P17">Neil Postman, <text:span text:style-name="T1">Amusing Ourselves to Death</text:span></text:p>
            </text:list-item>
          </text:list>
        </text:list-item>
      </text:list>
      <text:h text:style-name="P56" text:outline-level="3">Week Five</text:h>
      <text:list xml:id="list788429443354992429" text:style-name="L58">
        <text:list-item>
          <text:p text:style-name="P18">February 11</text:p>
        </text:list-item>
      </text:list>
      <text:list xml:id="list8415403398744103900" text:style-name="L59">
        <text:list-item>
          <text:list>
            <text:list-item>
              <text:p text:style-name="P19">Miles Townes, "The Spread of TCP/IP and the Political Origins of the Internet"</text:p>
            </text:list-item>
            <text:list-item>
              <text:p text:style-name="P19"><text:span text:style-name="T1">Blown to Bits</text:span> <text:a xlink:type="simple" xlink:href="http://www.bitsbook.com/wp-content/uploads/2008/12/B2B_3.pdf"><text:span text:style-name="Definition">Appendix</text:span></text:a> (Starts on Page 296)</text:p>
            </text:list-item>
            <text:list-item>
              <text:p text:style-name="P19"><text:a xlink:type="simple" xlink:href="http://worldsciencefestival.com/videos/there_and_back_again_a_packets_tale"><text:span text:style-name="Definition">"There and Back Again"</text:span></text:a> (video)</text:p>
            </text:list-item>
          </text:list>
        </text:list-item>
      </text:list>
      <text:list xml:id="list181708975235111" text:continue-list="list788429443354992429" text:style-name="L58">
        <text:list-item>
          <text:p text:style-name="P18">February 13</text:p>
        </text:list-item>
      </text:list>
      <text:list xml:id="list2463621650714579055" text:style-name="L60">
        <text:list-item>
          <text:list>
            <text:list-item>
              <text:p text:style-name="P20">Tim Wu, <text:a xlink:type="simple" xlink:href="https://dl.dropboxusercontent.com/u/82198/Radicalism.pdf"><text:span text:style-name="Definition">"The Radicalism of the Internet"</text:span></text:a></text:p>
            </text:list-item>
            <text:list-item>
              <text:p text:style-name="P20"><text:a xlink:type="simple" xlink:href="http://www.youtube.com/watch?v=9hIQjrMHTv4"><text:span text:style-name="Definition">"History of the Internet"</text:span></text:a> (Video)</text:p>
            </text:list-item>
            <text:list-item>
              <text:p text:style-name="P20"><text:span text:style-name="T1">Blown to Bits</text:span> <text:a xlink:type="simple" xlink:href="http://www.bitsbook.com/wp-content/uploads/2008/12/chapter3.pdf"><text:span text:style-name="Definition">Chapter 3</text:span></text:a></text:p>
            </text:list-item>
          </text:list>
        </text:list-item>
      </text:list>
      <text:h text:style-name="P56" text:outline-level="3">Week Six</text:h>
      <text:list xml:id="list4869560602398134680" text:style-name="L61">
        <text:list-item>
          <text:p text:style-name="P21">February 18</text:p>
        </text:list-item>
      </text:list>
      <text:list xml:id="list3341466623521773310" text:style-name="L62">
        <text:list-item>
          <text:list>
            <text:list-item>
              <text:p text:style-name="P22"><text:span text:style-name="T1">Culture and Technolgoy</text:span> Chapters 13 &amp; 14</text:p>
            </text:list-item>
            <text:list-item>
              <text:p text:style-name="P22">danah boyd, "Participating in the Always on Lifestyle" <text:span text:style-name="T1">The Social Media Reader</text:span></text:p>
            </text:list-item>
          </text:list>
        </text:list-item>
      </text:list>
      <text:p text:style-name="P51"><text:span text:style-name="T1"/></text:p>
      <text:p text:style-name="P51"><text:span text:style-name="T1"/></text:p>
      <text:list xml:id="list181708774356938" text:continue-list="list4869560602398134680" text:style-name="L61">
        <text:list-item>
          <text:p text:style-name="P21"><text:soft-page-break/>February 20</text:p>
        </text:list-item>
      </text:list>
      <text:list xml:id="list3865103606310271978" text:style-name="L63">
        <text:list-item>
          <text:list>
            <text:list-item>
              <text:p text:style-name="P23">Zeynep Tufekci, <text:a xlink:type="simple" xlink:href="http://www.theatlantic.com/technology/archive/2012/04/social-medias-small-positive-role-in-human-relationships/256346/"><text:span text:style-name="Definition">"Social Media's Small, Positive Role in Human Relationships."</text:span></text:a></text:p>
            </text:list-item>
            <text:list-item>
              <text:p text:style-name="P23">Ellison et al., <text:a xlink:type="simple" xlink:href="https://dl.dropboxusercontent.com/u/82198/Ellison.pdf"><text:span text:style-name="Definition">"H</text:span></text:a><text:a xlink:type="simple" xlink:href="https://dl.dropboxusercontent.com/u/82198/Ellison.pdf"><text:span text:style-name="Definition"><text:span text:style-name="T3">o</text:span></text:span></text:a><text:a xlink:type="simple" xlink:href="https://dl.dropboxusercontent.com/u/82198/Ellison.pdf"><text:span text:style-name="Definition">w Social Network Sites Affect Social Capital Processes."</text:span></text:a></text:p>
            </text:list-item>
          </text:list>
        </text:list-item>
      </text:list>
      <text:h text:style-name="P56" text:outline-level="3">Week Seven</text:h>
      <text:list xml:id="list8470373481274905458" text:style-name="L64">
        <text:list-item>
          <text:p text:style-name="P24">February 25</text:p>
        </text:list-item>
      </text:list>
      <text:list xml:id="list5677550609086741171" text:style-name="L65">
        <text:list-item>
          <text:list>
            <text:list-item>
              <text:p text:style-name="P25">Lisa Nakamura, <text:a xlink:type="simple" xlink:href="http://lnakamur.files.wordpress.com/2012/11/nakamura-curran-article.pdf"><text:span text:style-name="Definition">"Race and Identity in Digital Medi</text:span></text:a><text:a xlink:type="simple" xlink:href="http://lnakamur.files.wordpress.com/2012/11/nakamura-curran-article.pdf"><text:span text:style-name="Definition">a</text:span></text:a><text:a xlink:type="simple" xlink:href="http://lnakamur.files.wordpress.com/2012/11/nakamura-curran-article.pdf"><text:span text:style-name="Definition">"</text:span></text:a></text:p>
            </text:list-item>
          </text:list>
        </text:list-item>
      </text:list>
      <text:list xml:id="list1630088872832113891" text:style-name="L66">
        <text:list-item>
          <text:list>
            <text:list-item>
              <text:p text:style-name="P26">Xeni Jardin, <text:a xlink:type="simple" xlink:href="http://boingboing.net/2012/06/03/nyt-men-invented-the-inter.html"><text:span text:style-name="Definition">"Men Invented the Internet"</text:span></text:a></text:p>
            </text:list-item>
            <text:list-item>
              <text:p text:style-name="P26">Tasneem Raja, <text:a xlink:type="simple" xlink:href="http://www.motherjones.com/media/2012/04/silicon-valley-brogrammer-culture-sexist-sxsw"><text:span text:style-name="Definition">"Silicon Valley's Brogrammer Problem"</text:span></text:a></text:p>
            </text:list-item>
            <text:list-item>
              <text:p text:style-name="P26">Catherine Bracy, <text:a xlink:type="simple" xlink:href="http://personaldemocracy.com/media/what-techies-need-know-about-politics"><text:span text:style-name="Definition">"What Techies Need to Know About Politics"</text:span></text:a></text:p>
            </text:list-item>
          </text:list>
        </text:list-item>
      </text:list>
      <text:list xml:id="list181707891196454" text:continue-list="list8470373481274905458" text:style-name="L64">
        <text:list-item>
          <text:p text:style-name="P24">February 27</text:p>
        </text:list-item>
      </text:list>
      <text:list xml:id="list984745972930837733" text:style-name="L67">
        <text:list-item>
          <text:list>
            <text:list-item>
              <text:p text:style-name="P27">Yochai Benkler, "Sharing Nicely: On Shareable Goods and teh Emergence of Sharing as a Modality of Economic Production" <text:span text:style-name="T1">The Social Media Reader</text:span></text:p>
            </text:list-item>
            <text:list-item>
              <text:p text:style-name="P27">Siva Vaidhyanathan, "Open Source as Culture/Culture as Open Source" <text:span text:style-name="T1">The Social Media Reader</text:span></text:p>
            </text:list-item>
          </text:list>
        </text:list-item>
      </text:list>
      <text:h text:style-name="P56" text:outline-level="3">Week Eight</text:h>
      <text:list xml:id="list6601795073655658113" text:style-name="L68">
        <text:list-item>
          <text:p text:style-name="P28">March 4</text:p>
        </text:list-item>
      </text:list>
      <text:list xml:id="list4273594965528686" text:style-name="L69">
        <text:list-item>
          <text:list>
            <text:list-item>
              <text:p text:style-name="P29"><text:a xlink:type="simple" xlink:href="http://ripremix.com/"><text:span text:style-name="Definition"><text:span text:style-name="T1">Rip:</text:span></text:span></text:a><text:a xlink:type="simple" xlink:href="http://ripremix.com/"><text:span text:style-name="Definition"><text:span text:style-name="T1"> A Remix Manifesto</text:span></text:span></text:a></text:p>
            </text:list-item>
            <text:list-item>
              <text:p text:style-name="P29"><text:a xlink:type="simple" xlink:href="http://creativecommons.org/about"><text:span text:style-name="Definition">"About"</text:span></text:a> page of Creative Commons (Also read <text:a xlink:type="simple" xlink:href="http://creativecommons.org/about/history"><text:span text:style-name="Definition">History</text:span></text:a>, and <text:a xlink:type="simple" xlink:href="http://wiki.creativecommons.org/Case_Studies"><text:span text:style-name="Definition">Case Studies</text:span></text:a> )</text:p>
            </text:list-item>
          </text:list>
        </text:list-item>
      </text:list>
      <text:list xml:id="list181707140810561" text:continue-list="list6601795073655658113" text:style-name="L68">
        <text:list-item>
          <text:p text:style-name="P28">March 6</text:p>
        </text:list-item>
      </text:list>
      <text:list xml:id="list7560355130945292337" text:style-name="L70">
        <text:list-item>
          <text:list>
            <text:list-item>
              <text:p text:style-name="P7">Midterm</text:p>
            </text:list-item>
          </text:list>
        </text:list-item>
      </text:list>
      <text:h text:style-name="P55" text:outline-level="3">Spring Break</text:h>
      <text:h text:style-name="P56" text:outline-level="3">Week Nine</text:h>
      <text:list xml:id="list272571630421203121" text:style-name="L71">
        <text:list-item>
          <text:p text:style-name="P30">March 18</text:p>
        </text:list-item>
      </text:list>
      <text:list xml:id="list6603488123129088382" text:style-name="L72">
        <text:list-item>
          <text:list>
            <text:list-item>
              <text:p text:style-name="P31"><text:span text:style-name="T1">Culture of Connectivity</text:span> (Intro)</text:p>
            </text:list-item>
          </text:list>
        </text:list-item>
      </text:list>
      <text:list xml:id="list181707808165304" text:continue-list="list272571630421203121" text:style-name="L71">
        <text:list-item>
          <text:p text:style-name="P30">March 20</text:p>
        </text:list-item>
      </text:list>
      <text:list xml:id="list7232041031664940876" text:style-name="L73">
        <text:list-item>
          <text:list>
            <text:list-item>
              <text:p text:style-name="P32"><text:span text:style-name="T1">Culture of Connectivity</text:span> Case Studies</text:p>
            </text:list-item>
          </text:list>
        </text:list-item>
      </text:list>
      <text:h text:style-name="P56" text:outline-level="3">Week Ten</text:h>
      <text:list xml:id="list8976015739552706218" text:style-name="L74">
        <text:list-item>
          <text:p text:style-name="P33">March 25</text:p>
        </text:list-item>
      </text:list>
      <text:list xml:id="list6664864097501355110" text:style-name="L75">
        <text:list-item>
          <text:list>
            <text:list-item>
              <text:p text:style-name="P34">Michel Foucault, <text:a xlink:type="simple" xlink:href="https://dl.dropboxusercontent.com/u/82198/Foucault%20D%20and%20P.pdf"><text:span text:style-name="Definition">"Discipline and Punish"</text:span></text:a></text:p>
            </text:list-item>
            <text:list-item>
              <text:p text:style-name="P34">Howard Rheingold, <text:a xlink:type="simple" xlink:href="https://dl.dropboxusercontent.com/u/82198/Rheingold.pdf"><text:span text:style-name="Definition">"Always on Panopticon or Cooperation Amplifier"</text:span></text:a></text:p>
            </text:list-item>
          </text:list>
        </text:list-item>
      </text:list>
      <text:list xml:id="list181707080132308" text:continue-list="list8976015739552706218" text:style-name="L74">
        <text:list-item>
          <text:p text:style-name="P33">March 27</text:p>
        </text:list-item>
      </text:list>
      <text:list xml:id="list9085717105294958328" text:style-name="L76">
        <text:list-item>
          <text:list>
            <text:list-item>
              <text:p text:style-name="P35"><text:a xlink:type="simple" xlink:href="http://tacma.net/"><text:span text:style-name="Definition"><text:span text:style-name="T1">Terms</text:span></text:span></text:a><text:a xlink:type="simple" xlink:href="http://tacma.net/"><text:span text:style-name="Definition"><text:span text:style-name="T1"> and Conditions May Apply</text:span></text:span></text:a></text:p>
            </text:list-item>
            <text:list-item>
              <text:p text:style-name="P35"><text:a xlink:type="simple" xlink:href="https://www.youtube.com/watch?v=o66FUc61MvU"><text:span text:style-name="Definition">"Big Brother is Watching You"</text:span></text:a></text:p>
            </text:list-item>
          </text:list>
        </text:list-item>
      </text:list>
      <text:h text:style-name="P56" text:outline-level="3">Week Eleven</text:h>
      <text:list xml:id="list7859966935635711336" text:style-name="L77">
        <text:list-item>
          <text:p text:style-name="P36">April 1</text:p>
        </text:list-item>
      </text:list>
      <text:list xml:id="list7607370910899310842" text:style-name="L78">
        <text:list-item>
          <text:list>
            <text:list-item>
              <text:p text:style-name="P37"><text:a xlink:type="simple" xlink:href="http://weliveinpublic.blog.indiepixfilms.com/"><text:span text:style-name="Definition"><text:span text:style-name="T1">We</text:span></text:span></text:a><text:a xlink:type="simple" xlink:href="http://weliveinpublic.blog.indiepixfilms.com/"><text:span text:style-name="Definition"><text:span text:style-name="T1"> Live in Public</text:span></text:span></text:a> by Odni Timoner</text:p>
            </text:list-item>
          </text:list>
        </text:list-item>
      </text:list>
      <text:list xml:id="list181707880262942" text:continue-list="list7859966935635711336" text:style-name="L77">
        <text:list-item>
          <text:p text:style-name="P36">April 3</text:p>
        </text:list-item>
      </text:list>
      <text:list xml:id="list6375008750248666652" text:style-name="L79">
        <text:list-item>
          <text:list>
            <text:list-item>
              <text:p text:style-name="P38"><text:a xlink:type="simple" xlink:href="http://www.theguardian.com/world/interactive/2013/nov/01/snowden-nsa-files-surveillance-revelations-decoded#section/1"><text:span text:style-name="Definition">"The NSA Files: Decoded."</text:span></text:a></text:p>
            </text:list-item>
            <text:list-item>
              <text:p text:style-name="P38">Evgeny Morozov, <text:a xlink:type="simple" xlink:href="http://www.faz.net/aktuell/feuilleton/debatten/ueberwachung/information-consumerism-the-price-of-hypocrisy-12292374.html"><text:span text:style-name="Definition">"The Price of Hypocrisy"</text:span></text:a></text:p>
            </text:list-item>
            <text:list-item>
              <text:p text:style-name="P38">Quinn Norton, <text:a xlink:type="simple" xlink:href="https://medium.com/quinn-norton/2c7e04889d8e"><text:span text:style-name="Definition">"Seen by the State"</text:span></text:a></text:p>
            </text:list-item>
          </text:list>
        </text:list-item>
      </text:list>
      <text:h text:style-name="P56" text:outline-level="3"><text:soft-page-break/>Week Twelve</text:h>
      <text:list xml:id="list8441483454881913814" text:style-name="L80">
        <text:list-item>
          <text:p text:style-name="P39">April 8</text:p>
        </text:list-item>
      </text:list>
      <text:list xml:id="list6877651788454985888" text:style-name="L81">
        <text:list-item>
          <text:list>
            <text:list-item>
              <text:p text:style-name="P40"><text:a xlink:type="simple" xlink:href="https://exposingtheinvisible.org/resources/watching-out-yourself/me-and-my-shadow/"><text:span text:style-name="Definition">"Me and My Shadow"</text:span></text:a> Tactical Tech</text:p>
            </text:list-item>
            <text:list-item>
              <text:p text:style-name="P40"><text:a xlink:type="simple" xlink:href="https://securityinabox.org/en/howtobooklet"><text:span text:style-name="Definition">"Security in a Box"</text:span></text:a> Tactical Tech</text:p>
            </text:list-item>
            <text:list-item>
              <text:p text:style-name="P40"><text:a xlink:type="simple" xlink:href="https://alternatives.tacticaltech.org/"><text:span text:style-name="Definition">"Alternatives"</text:span></text:a> Tactical Tech</text:p>
            </text:list-item>
          </text:list>
        </text:list-item>
      </text:list>
      <text:list xml:id="list181709054929903" text:continue-list="list8441483454881913814" text:style-name="L80">
        <text:list-item>
          <text:p text:style-name="P39">April 10</text:p>
        </text:list-item>
      </text:list>
      <text:list xml:id="list5092755802259103653" text:style-name="L82">
        <text:list-item>
          <text:list>
            <text:list-item>
              <text:p text:style-name="P41"><text:a xlink:type="simple" xlink:href="http://wearelegionthedocumentary.com/"><text:span text:style-name="Definition"><text:span text:style-name="T1">We</text:span></text:span></text:a><text:a xlink:type="simple" xlink:href="http://wearelegionthedocumentary.com/"><text:span text:style-name="Definition"><text:span text:style-name="T1"> Are Legion</text:span></text:span></text:a> Documentary</text:p>
            </text:list-item>
          </text:list>
        </text:list-item>
      </text:list>
      <text:h text:style-name="P56" text:outline-level="3">Week Thirteen</text:h>
      <text:list xml:id="list1839815438676565067" text:style-name="L83">
        <text:list-item>
          <text:p text:style-name="P42">April 15</text:p>
        </text:list-item>
      </text:list>
      <text:list xml:id="list2201851344919887675" text:style-name="L84">
        <text:list-item>
          <text:list>
            <text:list-item>
              <text:p text:style-name="P43"><text:a xlink:type="simple" xlink:href="http://gawker.com/5950981/unmasking-reddits-violentacrez-the-biggest-troll-on-the-web"><text:span text:style-name="Definition">"Unmasking Reddit's Violentacrez"</text:span></text:a> <text:span text:style-name="T1">Gawker</text:span></text:p>
            </text:list-item>
            <text:list-item>
              <text:p text:style-name="P43"><text:a xlink:type="simple" xlink:href="http://www.reddit.com/r/todayilearned/comments/11irq1/todayilearned_new_rule_gawkercom_and_affiliate/"><text:span text:style-name="Definition">"Gawker.com and affliate sites are no longer allowed"</text:span></text:a> <text:span text:style-name="T1">Reddit</text:span></text:p>
            </text:list-item>
            <text:list-item>
              <text:p text:style-name="P43"><text:a xlink:type="simple" xlink:href="http://gawker.com/5951987/reddits-biggest-troll-fired-from-his-real-world-job-reddit-continues-to-censor-gawker-articles"><text:span text:style-name="Definition">"Reddit's Biggest Troll Fired From His Real World Job"</text:span></text:a> <text:span text:style-name="T1">Gawker</text:span><text:line-break/></text:p>
            </text:list-item>
          </text:list>
        </text:list-item>
      </text:list>
      <text:list xml:id="list181707969698696" text:continue-list="list1839815438676565067" text:style-name="L83">
        <text:list-item>
          <text:p text:style-name="P42">April 17</text:p>
        </text:list-item>
      </text:list>
      <text:list xml:id="list8866538137353458185" text:style-name="L85">
        <text:list-item>
          <text:list>
            <text:list-item>
              <text:p text:style-name="P44">Clay Shirky, <text:a xlink:type="simple" xlink:href="https://dl.dropboxusercontent.com/u/82198/Shirky.pdf"><text:span text:style-name="Definition">"The Political Power of Social Media"</text:span></text:a></text:p>
            </text:list-item>
            <text:list-item>
              <text:p text:style-name="P44">Evgeny Morozov, <text:a xlink:type="simple" xlink:href="http://www.youtube.com/watch?v=Ah_T9cg-J6s"><text:span text:style-name="Definition">"The Internet in Soceity: Empowering or Censoring Citizens"</text:span></text:a></text:p>
            </text:list-item>
          </text:list>
        </text:list-item>
      </text:list>
      <text:h text:style-name="P56" text:outline-level="3">Week Fourteen</text:h>
      <text:list xml:id="list7183516643057475748" text:style-name="L86">
        <text:list-item>
          <text:p text:style-name="P45">April 22</text:p>
        </text:list-item>
      </text:list>
      <text:list xml:id="list975594550758299071" text:style-name="L87">
        <text:list-item>
          <text:list>
            <text:list-item>
              <text:p text:style-name="P46"><text:a xlink:type="simple" xlink:href="http://www.theinternetmustgo.com/"><text:span text:style-name="Definition">"The Internet Must Go"</text:span></text:a></text:p>
            </text:list-item>
            <text:list-item>
              <text:p text:style-name="P46">Rebecca MacKinnon, <text:a xlink:type="simple" xlink:href="http://www.youtube.com/watch?v=apvtIbbHAUQ"><text:span text:style-name="Definition">"Consent of the Networked"</text:span></text:a></text:p>
            </text:list-item>
          </text:list>
        </text:list-item>
      </text:list>
      <text:list xml:id="list181707714659749" text:continue-list="list7183516643057475748" text:style-name="L86">
        <text:list-item>
          <text:p text:style-name="P45">April 24</text:p>
        </text:list-item>
      </text:list>
      <text:list xml:id="list5226711642349468687" text:style-name="L88">
        <text:list-item>
          <text:list>
            <text:list-item>
              <text:p text:style-name="P47">Johnathan Zittrain, <text:a xlink:type="simple" xlink:href="http://www.youtube.com/watch?v=o7UlYTFKFqY"><text:span text:style-name="Definition">"The Future of the Internet and How to Stop It."</text:span></text:a></text:p>
            </text:list-item>
          </text:list>
        </text:list-item>
      </text:list>
      <text:h text:style-name="P56" text:outline-level="3">Week Fifteen</text:h>
      <text:list xml:id="list4171357455403975722" text:style-name="L89">
        <text:list-item>
          <text:p text:style-name="P48">April 29</text:p>
        </text:list-item>
      </text:list>
      <text:list xml:id="list1142440625136534666" text:style-name="L90">
        <text:list-item>
          <text:list>
            <text:list-item>
              <text:p text:style-name="P49">3D Printing</text:p>
            </text:list-item>
          </text:list>
        </text:list-item>
      </text:list>
      <text:list xml:id="list181707844008709" text:continue-list="list4171357455403975722" text:style-name="L89">
        <text:list-item>
          <text:p text:style-name="P48">May 1</text:p>
        </text:list-item>
      </text:list>
      <text:list xml:id="list3293488565008840943" text:style-name="L91">
        <text:list-item>
          <text:list>
            <text:list-item>
              <text:p text:style-name="P50">Final Class</text:p>
            </text:list-item>
          </text:list>
        </text:list-item>
      </text:list>
      <text:p text:style-name="P57"/>
      <text:p text:style-name="P57">Final <text:s/><text:span text:style-name="T3">Ex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in" style:contextual-spacing="false" fo:line-height="100%" style:page-number="auto" style:shadow="none">
        <style:tab-stops/>
      </style:paragraph-properties>
      <style:text-properties style:font-name="Times New Roman1" fo:font-family="'Times New Roman'" style:font-style-name="Bold" style:font-family-generic="roman" style:font-pitch="variabl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201in" fo:margin-bottom="0.0402in" style:contextual-spacing="false"/>
      <style:text-properties style:font-name="Times New Roman1" fo:font-family="'Times New Roman'" style:font-style-name="Bold"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yllabusMaster" style:family="paragraph" style:parent-style-name="Text_20_body" style:master-page-name="">
      <style:paragraph-properties style:page-number="auto" fo:background-color="transparent" style:shadow="none">
        <style:tab-stops/>
        <style:background-image/>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12-31T18:17:06.919058542</dc:date>
    <dc:creator>dparry </dc:creator>
    <meta:generator>LibreOffice/4.1.3.2$Linux_X86_64 LibreOffice_project/410m0$Build-2</meta:generator>
    <meta:editing-duration>P0D</meta:editing-duration>
    <meta:editing-cycles>1</meta:editing-cycles>
    <meta:document-statistic meta:table-count="0" meta:image-count="0" meta:object-count="0" meta:page-count="7" meta:paragraph-count="150" meta:word-count="2522" meta:character-count="14875" meta:non-whitespace-character-count="12501"/>
  </office:meta>
</office:document-meta>
</file>